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6a81f" officeooo:paragraph-rsid="0006a81f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normal" officeooo:rsid="0006a81f" officeooo:paragraph-rsid="0006a81f" style:font-size-asian="21pt" style:font-weight-asian="normal" style:font-size-complex="21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lask Documentation</text:span>:</text:p>
      <text:p text:style-name="P1"/>
      <text:p text:style-name="P2">(1)First create venv and activate ven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2:54:26.030914603</meta:creation-date>
    <dc:date>2023-02-17T12:56:26.979536235</dc:date>
    <meta:editing-duration>PT2M2S</meta:editing-duration>
    <meta:editing-cycles>1</meta:editing-cycles>
    <meta:document-statistic meta:table-count="0" meta:image-count="0" meta:object-count="0" meta:page-count="1" meta:paragraph-count="2" meta:word-count="8" meta:character-count="59" meta:non-whitespace-character-count="53"/>
    <meta:generator>LibreOffice/7.3.7.2$Linux_X86_64 LibreOffice_project/30$Build-2</meta:generator>
  </office:meta>
</office:document-meta>
</file>